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91in"/>
    </style:style>
    <style:style style:name="co2" style:family="table-column">
      <style:table-column-properties fo:break-before="auto" style:column-width="9.3516in"/>
    </style:style>
    <style:style style:name="co3" style:family="table-column">
      <style:table-column-properties fo:break-before="auto" style:column-width="8.2811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2.304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Review_20_Comments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138in solid #000000" style:rotation-align="none"/>
      <style:text-properties fo:color="#ff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20_Built-in_20_Normal">
      <style:text-properties fo:color="#ff3333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justify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T1" style:family="text">
      <style:text-properties fo:color="#ff0000" style:text-outline="false" style:text-line-through-style="none" style:text-position="0% 100%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I verification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number-columns-repeated="1018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2" office:value-type="string">
            <text:p><text:s text:c="25"/><text:span text:style-name="T1"><text:s/></text:span><text:span text:style-name="T1">TEST SCENARIOS </text:span></text:p>
          </table:table-cell>
          <table:table-cell table:style-name="ce2" office:value-type="string">
            <text:p><text:s text:c="22"/><text:span text:style-name="T1"><text:s text:c="4"/></text:span><text:span text:style-name="T1">EXPECTED OUTPUT </text:span></text:p>
          </table:table-cell>
          <table:table-cell table:style-name="ce6" office:value-type="string">
            <text:p>Automation scope( Yes/No)</text:p>
          </table:table-cell>
          <table:table-cell table:number-columns-repeated="2"/>
          <table:table-cell table:style-name="ce7" table:number-columns-repeated="4"/>
          <table:table-cell table:number-columns-repeated="1014"/>
        </table:table-row>
        <table:table-row table:style-name="ro2">
          <table:table-cell table:style-name="ce2" office:value-type="string">
            <text:p>1.</text:p>
          </table:table-cell>
          <table:table-cell table:style-name="ce2" office:value-type="string">
            <text:p>View inventory screen and <text:s/>verify positioning and details displayed in ui elements when there are no existing items to be displayed </text:p>
          </table:table-cell>
          <table:table-cell table:style-name="ce5" office:value-type="string">
            <text:p>1) User should be able to view the 'Add new item' <text:s/>button at the top of the screen. <text:s text:c="101"/><text:s text:c="3"/>2) All ui elements including the 'Add new item' button and the list container should be horizontally and vertically centered.</text:p>
            <text:p><text:s/></text:p>
          </table:table-cell>
          <table:table-cell office:value-type="string">
            <text:p>Yes, tool: selenium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2.</text:p>
          </table:table-cell>
          <table:table-cell table:style-name="ce2" office:value-type="string">
            <text:p>Verify user is able to Navigate to and fro between the 'inventory' screen and 'add new item' screen without full page reloads.</text:p>
          </table:table-cell>
          <table:table-cell table:style-name="ce5" office:value-type="string">
            <text:p>1) User should be able to navigate from 'Inventory' screen to 'Add new items' screen seamlessly without full page reloads <text:s text:c="30"/>2) User should be provided with buttons to navigate from 'Add new items' screen to 'Inventory' screen seamlessly without full page reloads</text:p>
          </table:table-cell>
          <table:table-cell office:value-type="string">
            <text:p>Yes, tool: selenium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3.</text:p>
          </table:table-cell>
          <table:table-cell table:style-name="ce2" office:value-type="string">
            <text:p>Verify validations are in place to ensure user is not able to create new items without providing Name, Description and Price.</text:p>
          </table:table-cell>
          <table:table-cell table:style-name="ce5" office:value-type="string">
            <text:p>1) Meaningful and readable validations should be in place to ensure that <text:s/>the user inputs all required details( Name, Description, Price) before submitting the new record. <text:s text:c="187"/>2) User should not be thrown with validation messages when the process is completed without uploading a photo.</text:p>
          </table:table-cell>
          <table:table-cell office:value-type="string">
            <text:p>Yes, tool: selenium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4.</text:p>
          </table:table-cell>
          <table:table-cell table:style-name="ce2" office:value-type="string">
            <text:p>Given the current inventory list is empty, verify user is able to add a new item to the inventory(The user adds new items without a photo).</text:p>
          </table:table-cell>
          <table:table-cell table:style-name="ce5" office:value-type="string">
            <text:p>1) User should be able to click and enter data in Name, Description, Price fields. <text:s text:c="105"/>2) Upon submitting the data, the user should be navigated to 'Inventory' screen with the newly added record available for view in the list. <text:s/>3) The Name and Price value provided during creation of the new item record must be accurately reflected in the inventory list for that item. <text:s text:c="242"/>4) The newly added item should be placed horizontally and vertically centered within the list container <text:s text:c="34"/></text:p>
          </table:table-cell>
          <table:table-cell office:value-type="string">
            <text:p>Yes, tool: selenium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5.</text:p>
          </table:table-cell>
          <table:table-cell table:style-name="ce2" office:value-type="string">
            <text:p>Given the current inventory list is not empty, verify user is able to add a new item to the inventory( The user adds the new item with a photo)</text:p>
          </table:table-cell>
          <table:table-cell table:style-name="ce5" office:value-type="string">
            <text:p>1) User should be able to click and enter data in Name, Description, Price fields. <text:s text:c="105"/>2) Upon submitting the data, the user should be navigated to 'Inventory' screen with the newly added record available for view in the list. <text:s/>3) The Name and Price value provided during creation of the new item record must be accurately reflected in the inventory list for that item. <text:s text:c="242"/>4) The newly added item should be placed horizontally and vertically centered within the list container <text:s text:c="34"/></text:p>
          </table:table-cell>
          <table:table-cell office:value-type="string">
            <text:p>Yes, tool: selenium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6.</text:p>
          </table:table-cell>
          <table:table-cell table:style-name="ce2" office:value-type="string">
            <text:p>Verify user is able to click and navigate to the details page of an already existing item in the inventory screen.</text:p>
          </table:table-cell>
          <table:table-cell table:style-name="ce5" office:value-type="string">
            <text:p>1) User should be able to navigate to details screen of the item of interest upon clicking the corresponding record in inventory list <text:s text:c="14"/>2) The navigation to details page should cause a full page load <text:s text:c="132"/>3) User should be able to view accurate details of the labels : Name, Description, Price and Photo(if available). <text:s text:c="49"/>4) The UI elements should displayed horizontally and vertically central with respect to their containers <text:s text:c="59"/>5) User should be able to navigate back to 'Inventory' page from the details page</text:p>
          </table:table-cell>
          <table:table-cell office:value-type="string">
            <text:p>Yes, tool: selenium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7.</text:p>
          </table:table-cell>
          <table:table-cell table:style-name="ce2" office:value-type="string">
            <text:p>Verify user is able to click and navigate to the details page of a newly created item in the inventory screen.</text:p>
          </table:table-cell>
          <table:table-cell table:style-name="ce5" office:value-type="string">
            <text:p>1) User should be able to navigate to details screen of the item of interest upon clicking the corresponding record in inventory list <text:s text:c="14"/>2) The navigation to details page should cause a full page load <text:s text:c="132"/>3) User should be able to view accurate details of the labels : Name, Description, Price and Photo(if available). <text:s text:c="49"/>4) The UI elements should displayed horizontally and vertically central with respect to their containers <text:s text:c="59"/>5) User should be able to navigate back to 'Inventory' page from the details page</text:p>
          </table:table-cell>
          <table:table-cell office:value-type="string">
            <text:p>Yes, tool: selenium</text:p>
          </table:table-cell>
          <table:table-cell table:number-columns-repeated="1020"/>
        </table:table-row>
        <table:table-row table:style-name="ro3">
          <table:table-cell table:style-name="ce2" office:value-type="string">
            <text:p>8.</text:p>
          </table:table-cell>
          <table:table-cell table:style-name="ce2" office:value-type="string">
            <text:p>View inventory screen and verify the aesthetics and positioning of ui elements when there are existing items to be displayed under the add button</text:p>
          </table:table-cell>
          <table:table-cell table:style-name="ce5" office:value-type="string">
            <text:p>1) User should be able to view the 'Add new item' <text:s/>button at the top of the screen. <text:s text:c="101"/><text:s text:c="3"/>2) User should be able to view existing inventory item within their individual containers with ample padding between each other. <text:s text:c="14"/><text:s/>3) User should be able to view Name, Price and thumbnail(if applicable) for each item in the list <text:s text:c="76"/>4) All ui elements should be horizontally and vertically centered with respect to their containers</text:p>
            <text:p><text:s/></text:p>
          </table:table-cell>
          <table:table-cell office:value-type="string">
            <text:p>Yes, tool: selenium</text:p>
          </table:table-cell>
          <table:table-cell table:number-columns-repeated="1020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Toc82418891" table:base-cell-address="$'UI verification'.$A$1" table:cell-range-address="$'UI verification'.$G$1"/>
        </table:named-expressions>
      </table:table>
      <table:table table:name="Backend verification" table:style-name="ta2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6" table:default-cell-style-name="ce4"/>
        <table:table-column table:style-name="co1" table:number-columns-repeated="1019" table:default-cell-style-name="ce4"/>
        <table:table-column table:style-name="co1" table:default-cell-style-name="Default"/>
        <table:table-row table:style-name="ro1">
          <table:table-cell table:style-name="ce1" office:value-type="string">
            <text:p>S.No</text:p>
          </table:table-cell>
          <table:table-cell table:style-name="ce2" office:value-type="string">
            <text:p><text:s text:c="25"/><text:span text:style-name="T1"><text:s/></text:span><text:span text:style-name="T1">TEST SCENARIOS </text:span></text:p>
          </table:table-cell>
          <table:table-cell table:style-name="ce2" office:value-type="string">
            <text:p><text:s text:c="22"/><text:span text:style-name="T1"><text:s text:c="4"/></text:span><text:span text:style-name="T1">EXPECTED OUTPUT </text:span></text:p>
          </table:table-cell>
          <table:table-cell table:style-name="ce6" office:value-type="string">
            <text:p>Automation scope( Yes/No)</text:p>
          </table:table-cell>
          <table:table-cell table:number-columns-repeated="2"/>
          <table:table-cell table:style-name="ce7" table:number-columns-repeated="4"/>
          <table:table-cell table:number-columns-repeated="1014"/>
        </table:table-row>
        <table:table-row table:style-name="ro2">
          <table:table-cell table:style-name="ce2" office:value-type="string">
            <text:p>1.</text:p>
          </table:table-cell>
          <table:table-cell table:style-name="ce2" office:value-type="string">
            <text:p>Verify server response to <text:s/>a valid Get request for retrieving details of <text:s/>all items in the inventory list when the list is empty</text:p>
          </table:table-cell>
          <table:table-cell table:style-name="ce5" office:value-type="string">
            <text:p>1) User should get a response code 200 unless the server is down/under maintenance. <text:s text:c="94"/>2) the server response should contain an empty body. <text:s text:c="150"/></text:p>
            <text:p><text:s/></text:p>
          </table:table-cell>
          <table:table-cell office:value-type="string">
            <text:p>Yes, Framework : Rest assured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2.</text:p>
          </table:table-cell>
          <table:table-cell table:style-name="ce2" office:value-type="string">
            <text:p>Verify server response to <text:s/>a valid Get request for retrieving details of <text:s/>all items in the inventory list when the list is non-empty</text:p>
          </table:table-cell>
          <table:table-cell table:style-name="ce5" office:value-type="string">
            <text:p>1) User should get a response code 200 unless the server is down/under maintenance. <text:s text:c="94"/>2) For each items available in the current inventory, the response body should contain entries with values for Name, Description and Price fields </text:p>
            <text:p><text:s/></text:p>
          </table:table-cell>
          <table:table-cell office:value-type="string">
            <text:p>Yes, Framework : Rest assured</text:p>
          </table:table-cell>
          <table:table-cell table:number-columns-repeated="1020"/>
        </table:table-row>
        <table:table-row table:style-name="ro2">
          <table:table-cell table:style-name="ce2" office:value-type="string">
            <text:p>3.</text:p>
          </table:table-cell>
          <table:table-cell table:style-name="ce2" office:value-type="string">
            <text:p>Verify server response to a valid Get request for retrieving details of a specific item of interest from the inventory list</text:p>
          </table:table-cell>
          <table:table-cell table:style-name="ce5" office:value-type="string">
            <text:p>1) User should get a response code 200 unless the server is down/under maintenance. <text:s text:c="93"/>2) The response body should contain Name, Description, Price for the requested item</text:p>
            <text:p><text:s/></text:p>
          </table:table-cell>
          <table:table-cell office:value-type="string">
            <text:p>Yes, Framework : Rest assured</text:p>
          </table:table-cell>
          <table:table-cell table:number-columns-repeated="1020"/>
        </table:table-row>
        <table:table-row table:style-name="ro4">
          <table:table-cell table:style-name="ce2" office:value-type="string">
            <text:p>4.</text:p>
          </table:table-cell>
          <table:table-cell table:style-name="ce2" office:value-type="string">
            <text:p>Verify server response to <text:s/>Get request for retrieving details of an invalid item</text:p>
          </table:table-cell>
          <table:table-cell table:style-name="ce5" office:value-type="string">
            <text:p>1) If the request is sent with empty parameters or parameters of a non existent item, then the server should respond with a status code 400 as such a request is not expected to come from application UI. <text:s text:c="129"/><text:s text:c="110"/></text:p>
            <text:p><text:s/></text:p>
          </table:table-cell>
          <table:table-cell office:value-type="string">
            <text:p>Yes, Framework : Rest assured</text:p>
          </table:table-cell>
          <table:table-cell table:number-columns-repeated="1020"/>
        </table:table-row>
        <table:table-row table:style-name="ro5">
          <table:table-cell table:style-name="ce3" office:value-type="string">
            <text:p>5.</text:p>
          </table:table-cell>
          <table:table-cell table:style-name="ce2" office:value-type="string">
            <text:p>Verify server response to a valid post request with correct payload containing values for all required fields for creating a new item record in the backend</text:p>
          </table:table-cell>
          <table:table-cell table:style-name="ce5" office:value-type="string">
            <text:p>1) User should be getting a status code 201 in the server response for a new record that got created successfully in the backend. <text:s text:c="18"/>2) The persisted data and associated relations should be available in the database.</text:p>
          </table:table-cell>
          <table:table-cell office:value-type="string">
            <text:p>Yes, Framework : Rest assured</text:p>
          </table:table-cell>
          <table:table-cell table:number-columns-repeated="1020"/>
        </table:table-row>
        <table:table-row table:style-name="ro2">
          <table:table-cell table:style-name="Default" office:value-type="string">
            <text:p>6.</text:p>
          </table:table-cell>
          <table:table-cell table:style-name="ce2" office:value-type="string">
            <text:p>Verify server response to a post request with incorrect/missing payload for creating a new item record in the backend</text:p>
          </table:table-cell>
          <table:table-cell table:style-name="ce5" office:value-type="string">
            <text:p>1) The server should respond with a status code 400 as such a request is not expected to come from application UI. <text:s text:c="43"/><text:s text:c="196"/></text:p>
            <text:p><text:s/></text:p>
          </table:table-cell>
          <table:table-cell office:value-type="string">
            <text:p>Yes, Framework : Rest assured</text:p>
          </table:table-cell>
          <table:table-cell table:style-name="Default" table:number-columns-repeated="1019"/>
          <table:table-cell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3">07/03/2022</text:date>, <text:time>00:24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ew_20_Comments" style:display-name="PageStyle_Review 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7-03T00:24:59.66</dc:date>
    <dc:creator>Arjun Parethodiyil</dc:creator>
    <meta:generator>OpenOffice/4.1.6$Win32 OpenOffice.org_project/416m1$Build-9790</meta:generator>
    <meta:editing-duration>PT4H8M9S</meta:editing-duration>
    <meta:editing-cycles>4</meta:editing-cycles>
    <meta:document-statistic meta:table-count="2" meta:cell-count="64" meta:object-count="0"/>
  </office:meta>
</office:document-meta>
</file>